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9325" officeooo:paragraph-rsid="00099325"/>
    </style:style>
    <style:style style:name="P2" style:family="paragraph" style:parent-style-name="Standard">
      <style:text-properties officeooo:rsid="0009ff5b" officeooo:paragraph-rsid="0009ff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git</text:p>
      <text:p text:style-name="P1"/>
      <text:p text:style-name="P2">foncitonn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6:27:10.282751714</meta:creation-date>
    <dc:date>2017-09-19T16:32:42.210836184</dc:date>
    <meta:editing-duration>PT5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3" meta:character-count="18" meta:non-whitespace-character-count="17"/>
  </office:meta>
</office:document-meta>
</file>